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2.7083in"/>
    </style:style>
    <style:style style:name="co5" style:family="table-column">
      <style:table-column-properties fo:break-before="auto" style:column-width="3.1354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00">
      <style:table-cell-properties fo:border-bottom="2.0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0">
      <style:table-cell-properties fo:wrap-option="wrap" style:vertical-align="automatic"/>
    </style:style>
    <style:style style:name="ce6" style:family="table-cell" style:parent-style-name="Default" style:data-style-name="N100">
      <style:table-cell-properties style:vertical-align="automatic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Mod</text:p>
          </table:table-cell>
          <table:table-cell table:style-name="ce1" office:value-type="string">
            <text:p>AM version</text:p>
          </table:table-cell>
          <table:table-cell table:style-name="ce1" office:value-type="string">
            <text:p>Latest Version</text:p>
          </table:table-cell>
          <table:table-cell table:style-name="ce4" office:value-type="string">
            <text:p>Comments</text:p>
          </table:table-cell>
          <table:table-cell table:style-name="ce1" office:value-type="string">
            <text:p>source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akkamaddiCore</text:p>
          </table:table-cell>
          <table:table-cell table:number-columns-repeated="2" office:value-type="string">
            <text:p>1.7.10-1.0.3</text:p>
          </table:table-cell>
          <table:table-cell table:style-name="ce5" office:value-type="string">
            <text:p>lib for Classical Alchemy, Hadite Coal, Simple Cobalt, Simple Tungsten, Steely Glint, Sterling &amp; Black, Simple Arsenic and Old Lace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AppleCore</text:p>
          </table:table-cell>
          <table:table-cell table:number-columns-repeated="2" office:value-type="string">
            <text:p>1.7.10-1.0.1</text:p>
          </table:table-cell>
          <table:table-cell office:value-type="string">
            <text:p>lib for Spice of Life</text:p>
          </table:table-cell>
          <table:table-cell table:number-columns-repeated="1020"/>
        </table:table-row>
        <table:table-row table:style-name="ro1">
          <table:table-cell office:value-type="string">
            <text:p>Archimedes' Ships</text:p>
          </table:table-cell>
          <table:table-cell table:number-columns-repeated="2" office:value-type="string">
            <text:p>1.7.1</text:p>
          </table:table-cell>
          <table:table-cell office:value-type="string">
            <text:p>ships &amp; flying ships</text:p>
          </table:table-cell>
          <table:table-cell office:value-type="string">
            <text:p>http://www.minecraftforum.net/forums/mapping-and-modding/minecraft-mods/1289952-archimedes-ships-v1-7-banking-ships</text:p>
          </table:table-cell>
          <table:table-cell table:number-columns-repeated="1019"/>
        </table:table-row>
        <table:table-row table:style-name="ro1">
          <table:table-cell office:value-type="string">
            <text:p>Arsenic and Old Lace</text:p>
          </table:table-cell>
          <table:table-cell table:number-columns-repeated="2" office:value-type="string">
            <text:p>1.7.10-1.4.3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Ashenwheat</text:p>
          </table:table-cell>
          <table:table-cell table:number-columns-repeated="2" office:value-type="string">
            <text:p>1.7.10-1.2.0</text:p>
          </table:table-cell>
          <table:table-cell office:value-type="string">
            <text:p>crop/food mod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Backpack</text:p>
          </table:table-cell>
          <table:table-cell table:number-columns-repeated="2" office:value-type="string">
            <text:p>2.0.1-1.7.x</text:p>
          </table:table-cell>
          <table:table-cell/>
          <table:table-cell office:value-type="string">
            <text:p>http://www.minecraftforum.net/forums/mapping-and-modding/minecraft-mods/1286124-1-6-x-1-7-x-backpacks-v-2-0-1</text:p>
          </table:table-cell>
          <table:table-cell table:number-columns-repeated="1019"/>
        </table:table-row>
        <table:table-row table:style-name="ro1">
          <table:table-cell office:value-type="string">
            <text:p>Baubles</text:p>
          </table:table-cell>
          <table:table-cell table:number-columns-repeated="2" office:value-type="string">
            <text:p>1.0.1.9</text:p>
          </table:table-cell>
          <table:table-cell office:value-type="string">
            <text:p>Thaumcraft/Botania add-on (required)</text:p>
          </table:table-cell>
          <table:table-cell office:value-type="string">
            <text:p>http://www.minecraftforum.net/forums/mapping-and-modding/minecraft-mods/1294623-baubles-1-0-1-9-updated-24-11-2014</text:p>
          </table:table-cell>
          <table:table-cell table:number-columns-repeated="1019"/>
        </table:table-row>
        <table:table-row table:style-name="ro1">
          <table:table-cell office:value-type="string">
            <text:p>BiblioCraft</text:p>
          </table:table-cell>
          <table:table-cell table:number-columns-repeated="2" office:value-type="string">
            <text:p>1.9.1</text:p>
          </table:table-cell>
          <table:table-cell/>
          <table:table-cell office:value-type="string">
            <text:p>http://www.bibliocraftmod.com/?page_id=48#MC1710</text:p>
          </table:table-cell>
          <table:table-cell table:number-columns-repeated="1019"/>
        </table:table-row>
        <table:table-row table:style-name="ro1">
          <table:table-cell office:value-type="string">
            <text:p>BiblioWoods[BiomesOPlenty]</text:p>
          </table:table-cell>
          <table:table-cell table:number-columns-repeated="2" office:value-type="float" office:value="1.9">
            <text:p>1.9</text:p>
          </table:table-cell>
          <table:table-cell office:value-type="string">
            <text:p>add-on for BiblioCraft</text:p>
          </table:table-cell>
          <table:table-cell table:number-columns-repeated="1020"/>
        </table:table-row>
        <table:table-row table:style-name="ro1">
          <table:table-cell office:value-type="string">
            <text:p>BiblioWoods[ExtrabiomesXL]</text:p>
          </table:table-cell>
          <table:table-cell table:number-columns-repeated="2" office:value-type="float" office:value="1.4">
            <text:p>1.4</text:p>
          </table:table-cell>
          <table:table-cell office:value-type="string">
            <text:p>add-on for BiblioCraft</text:p>
          </table:table-cell>
          <table:table-cell table:number-columns-repeated="1020"/>
        </table:table-row>
        <table:table-row table:style-name="ro1">
          <table:table-cell office:value-type="string">
            <text:p>BiblioWoods[Natura]</text:p>
          </table:table-cell>
          <table:table-cell table:number-columns-repeated="2" office:value-type="float" office:value="1.5">
            <text:p>1.5</text:p>
          </table:table-cell>
          <table:table-cell office:value-type="string">
            <text:p>add-on for BiblioCraft</text:p>
          </table:table-cell>
          <table:table-cell table:number-columns-repeated="1020"/>
        </table:table-row>
        <table:table-row table:style-name="ro1">
          <table:table-cell office:value-type="string">
            <text:p>Biomes O' Plenty</text:p>
          </table:table-cell>
          <table:table-cell table:number-columns-repeated="2" office:value-type="string">
            <text:p>2.1.0.1019</text:p>
          </table:table-cell>
          <table:table-cell office:value-type="string">
            <text:p>biomes/woods/creatures mod</text:p>
          </table:table-cell>
          <table:table-cell office:value-type="string">
            <text:p>http://files.minecraftforge.net/BiomesOPlenty/</text:p>
          </table:table-cell>
          <table:table-cell table:number-columns-repeated="1019"/>
        </table:table-row>
        <table:table-row table:style-name="ro1">
          <table:table-cell office:value-type="string">
            <text:p>Botania</text:p>
          </table:table-cell>
          <table:table-cell table:number-columns-repeated="2" office:value-type="string">
            <text:p>R1.3-138</text:p>
          </table:table-cell>
          <table:table-cell office:value-type="string">
            <text:p>magic/plants mod</text:p>
          </table:table-cell>
          <table:table-cell office:value-type="string">
            <text:p>http://vazkii.us/mod/Botania/downloads.php</text:p>
          </table:table-cell>
          <table:table-cell table:number-columns-repeated="1019"/>
        </table:table-row>
        <table:table-row table:style-name="ro1">
          <table:table-cell office:value-type="string">
            <text:p>Carpenter's Blocks</text:p>
          </table:table-cell>
          <table:table-cell table:number-columns-repeated="2" office:value-type="string">
            <text:p>3.3.3</text:p>
          </table:table-cell>
          <table:table-cell office:value-type="string">
            <text:p>building/decor mod</text:p>
          </table:table-cell>
          <table:table-cell office:value-type="string">
            <text:p>http://www.carpentersblocks.com/downloads.html</text:p>
          </table:table-cell>
          <table:table-cell table:number-columns-repeated="1019"/>
        </table:table-row>
        <table:table-row table:style-name="ro1">
          <table:table-cell office:value-type="string">
            <text:p>ChickenChunks</text:p>
          </table:table-cell>
          <table:table-cell table:number-columns-repeated="2" office:value-type="string">
            <text:p>1.7.10-1.3.4.14</text:p>
          </table:table-cell>
          <table:table-cell office:value-type="string">
            <text:p>chunk loader</text:p>
          </table:table-cell>
          <table:table-cell table:number-columns-repeated="1020"/>
        </table:table-row>
        <table:table-row table:style-name="ro1">
          <table:table-cell office:value-type="string">
            <text:p>Chisel</text:p>
          </table:table-cell>
          <table:table-cell table:number-columns-repeated="2" office:value-type="string">
            <text:p>1.7.10-1.5.7</text:p>
          </table:table-cell>
          <table:table-cell office:value-type="string">
            <text:p>building/décor mod</text:p>
          </table:table-cell>
          <table:table-cell office:value-type="string">
            <text:p>http://www.curse.com/mc-mods/minecraft/224329-chisel-1-7</text:p>
          </table:table-cell>
          <table:table-cell table:number-columns-repeated="1019"/>
        </table:table-row>
        <table:table-row table:style-name="ro1">
          <table:table-cell office:value-type="string">
            <text:p>Classical Alchemy</text:p>
          </table:table-cell>
          <table:table-cell table:number-columns-repeated="2" office:value-type="string">
            <text:p>1.7.10-1.2.3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CodeChickenCore</text:p>
          </table:table-cell>
          <table:table-cell table:number-columns-repeated="2" office:value-type="string">
            <text:p>1.7.10-1.0.4.29</text:p>
          </table:table-cell>
          <table:table-cell office:value-type="string">
            <text:p>lib for NEI</text:p>
          </table:table-cell>
          <table:table-cell office:value-type="string">
            <text:p>http://chickenbones.net/Pages/links.html</text:p>
          </table:table-cell>
          <table:table-cell table:number-columns-repeated="1019"/>
        </table:table-row>
        <table:table-row table:style-name="ro1">
          <table:table-cell office:value-type="string">
            <text:p>CodeChickenLib</text:p>
          </table:table-cell>
          <table:table-cell office:value-type="string">
            <text:p>1.7.10-1.1.1.99</text:p>
          </table:table-cell>
          <table:table-cell/>
          <table:table-cell office:value-type="string">
            <text:p>lib for NEI/CodeChickenCore</text:p>
          </table:table-cell>
          <table:table-cell table:number-columns-repeated="1020"/>
        </table:table-row>
        <table:table-row table:style-name="ro1">
          <table:table-cell office:value-type="string">
            <text:p>COFH core</text:p>
          </table:table-cell>
          <table:table-cell table:number-columns-repeated="2" office:value-type="string">
            <text:p>[1.7.10]3.0.0B8-36</text:p>
          </table:table-cell>
          <table:table-cell office:value-type="string">
            <text:p>lib for ?</text:p>
          </table:table-cell>
          <table:table-cell office:value-type="string">
            <text:p>http://teamcofh.com/core-mods/cofhcore/</text:p>
          </table:table-cell>
          <table:table-cell table:number-columns-repeated="1019"/>
        </table:table-row>
        <table:table-row table:style-name="ro1">
          <table:table-cell office:value-type="string">
            <text:p>Dr Zhark's MoCreatures</text:p>
          </table:table-cell>
          <table:table-cell table:number-columns-repeated="2" office:value-type="string">
            <text:p>6.3.0</text:p>
          </table:table-cell>
          <table:table-cell office:value-type="string">
            <text:p>creature mod</text:p>
          </table:table-cell>
          <table:table-cell office:value-type="string">
            <text:p>http://www.mocreatures.org/downloads</text:p>
          </table:table-cell>
          <table:table-cell table:number-columns-repeated="1019"/>
        </table:table-row>
        <table:table-row table:style-name="ro3">
          <table:table-cell office:value-type="string">
            <text:p>Extrabiomes XBL</text:p>
          </table:table-cell>
          <table:table-cell table:number-columns-repeated="2" office:value-type="string">
            <text:p>1.7.10-3.16.0</text:p>
          </table:table-cell>
          <table:table-cell office:value-type="string">
            <text:p>biomes/woods mod</text:p>
          </table:table-cell>
          <table:table-cell office:value-type="string">
            <text:p>http://www.curse.com/mc-mods/minecraft/extrabiomesxl</text:p>
          </table:table-cell>
          <table:table-cell table:number-columns-repeated="1019"/>
        </table:table-row>
        <table:table-row table:style-name="ro1">
          <table:table-cell office:value-type="string">
            <text:p>ExtraUtilities</text:p>
          </table:table-cell>
          <table:table-cell table:number-columns-repeated="2" office:value-type="string">
            <text:p>1.2.0</text:p>
          </table:table-cell>
          <table:table-cell office:value-type="string">
            <text:p>pipes, storage, Cursed Earth &amp; stuff</text:p>
          </table:table-cell>
          <table:table-cell table:number-columns-repeated="1020"/>
        </table:table-row>
        <table:table-row table:style-name="ro1">
          <table:table-cell office:value-type="string">
            <text:p>fastcraft</text:p>
          </table:table-cell>
          <table:table-cell table:number-columns-repeated="2" office:value-type="float" office:value="1.9">
            <text:p>1.9</text:p>
          </table:table-cell>
          <table:table-cell office:value-type="string">
            <text:p>worldgen fix</text:p>
          </table:table-cell>
          <table:table-cell table:number-columns-repeated="1020"/>
        </table:table-row>
        <table:table-row table:style-name="ro1">
          <table:table-cell office:value-type="string">
            <text:p>Flatsigns</text:p>
          </table:table-cell>
          <table:table-cell table:number-columns-repeated="2" office:value-type="string">
            <text:p>1.7.10-2.1.0.19</text:p>
          </table:table-cell>
          <table:table-cell/>
          <table:table-cell office:value-type="string">
            <text:p>http://minecraft.curseforge.com/mc-mods/59856-flatsigns/files</text:p>
          </table:table-cell>
          <table:table-cell table:number-columns-repeated="1019"/>
        </table:table-row>
        <table:table-row table:style-name="ro1">
          <table:table-cell office:value-type="string">
            <text:p>Forge</text:p>
          </table:table-cell>
          <table:table-cell office:value-type="string">
            <text:p>1.7.10-10.13.2.1231</text:p>
          </table:table-cell>
          <table:table-cell office:value-type="string">
            <text:p>1.7.10-10.13.2.1240</text:p>
          </table:table-cell>
          <table:table-cell office:value-type="string">
            <text:p>REQUIRED</text:p>
          </table:table-cell>
          <table:table-cell office:value-type="string">
            <text:p>http://files.minecraftforge.net/</text:p>
          </table:table-cell>
          <table:table-cell table:number-columns-repeated="1019"/>
        </table:table-row>
        <table:table-row table:style-name="ro1">
          <table:table-cell office:value-type="string">
            <text:p>Fusion Blacksmith</text:p>
          </table:table-cell>
          <table:table-cell table:number-columns-repeated="2" office:value-type="string">
            <text:p>1.7.2</text:p>
          </table:table-cell>
          <table:table-cell office:value-type="string">
            <text:p>add-on for Simple Ores 2</text:p>
          </table:table-cell>
          <table:table-cell table:number-columns-repeated="1020"/>
        </table:table-row>
        <table:table-row table:style-name="ro1">
          <table:table-cell office:value-type="string">
            <text:p>GardenStuff</text:p>
          </table:table-cell>
          <table:table-cell table:number-columns-repeated="2" office:value-type="string">
            <text:p>1.7.10-1.2.1</text:p>
          </table:table-cell>
          <table:table-cell office:value-type="string">
            <text:p>plants/décor mod</text:p>
          </table:table-cell>
          <table:table-cell table:number-columns-repeated="1020"/>
        </table:table-row>
        <table:table-row table:style-name="ro1">
          <table:table-cell office:value-type="string">
            <text:p>Growthcraft</text:p>
          </table:table-cell>
          <table:table-cell table:number-columns-repeated="2" office:value-type="string">
            <text:p>1.7.10-2.1.0a</text:p>
          </table:table-cell>
          <table:table-cell office:value-type="string">
            <text:p>crop/potion mod</text:p>
          </table:table-cell>
          <table:table-cell office:value-type="string">
            <text:p>http://www.minecraftforum.net/forums/mapping-and-modding/minecraft-mods/1286298-growthcraft-jul-15-2014-proper-1-7-10-release</text:p>
          </table:table-cell>
          <table:table-cell table:number-columns-repeated="1019"/>
        </table:table-row>
        <table:table-row table:style-name="ro1">
          <table:table-cell office:value-type="string">
            <text:p>Hadite Coal</text:p>
          </table:table-cell>
          <table:table-cell table:number-columns-repeated="2" office:value-type="string">
            <text:p>1.7.10-1.2.2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Iron Chest</text:p>
          </table:table-cell>
          <table:table-cell table:number-columns-repeated="2" office:value-type="string">
            <text:p>1.7.10-6.0.62.742</text:p>
          </table:table-cell>
          <table:table-cell office:value-type="string">
            <text:p>storage mod</text:p>
          </table:table-cell>
          <table:table-cell table:number-columns-repeated="1020"/>
        </table:table-row>
        <table:table-row table:style-name="ro1">
          <table:table-cell office:value-type="string">
            <text:p>JABBA</text:p>
          </table:table-cell>
          <table:table-cell table:number-columns-repeated="2" office:value-type="string">
            <text:p>1.1.4_1.7.10</text:p>
          </table:table-cell>
          <table:table-cell office:value-type="string">
            <text:p>storage mod</text:p>
          </table:table-cell>
          <table:table-cell table:number-columns-repeated="1020"/>
        </table:table-row>
        <table:table-row table:style-name="ro1">
          <table:table-cell office:value-type="string">
            <text:p>JourneyMap</text:p>
          </table:table-cell>
          <table:table-cell table:number-columns-repeated="2" office:value-type="string">
            <text:p>5.0.0</text:p>
          </table:table-cell>
          <table:table-cell office:value-type="string">
            <text:p>map mod</text:p>
          </table:table-cell>
          <table:table-cell table:number-columns-repeated="1020"/>
        </table:table-row>
        <table:table-row table:style-name="ro1">
          <table:table-cell office:value-type="string">
            <text:p>JustAnotherSpawner</text:p>
          </table:table-cell>
          <table:table-cell table:number-columns-repeated="2" office:value-type="string">
            <text:p>0.4.13</text:p>
          </table:table-cell>
          <table:table-cell office:value-type="string">
            <text:p>Creature spawn control</text:p>
          </table:table-cell>
          <table:table-cell table:number-columns-repeated="1020"/>
        </table:table-row>
        <table:table-row table:style-name="ro1">
          <table:table-cell office:value-type="string">
            <text:p>LunatriusCore</text:p>
          </table:table-cell>
          <table:table-cell table:number-columns-repeated="2" office:value-type="string">
            <text:p>1.7.10-1.1.2.16</text:p>
          </table:table-cell>
          <table:table-cell office:value-type="string">
            <text:p>lib for Schematica</text:p>
          </table:table-cell>
          <table:table-cell office:value-type="string">
            <text:p>https://mods.io/mods/1025-lunatriuscore</text:p>
          </table:table-cell>
          <table:table-cell table:number-columns-repeated="1019"/>
        </table:table-row>
        <table:table-row table:style-name="ro1">
          <table:table-cell office:value-type="string">
            <text:p>Mantle</text:p>
          </table:table-cell>
          <table:table-cell table:number-columns-repeated="2" table:style-name="Default" office:value-type="string">
            <text:p>1.7.10-0.3.2</text:p>
          </table:table-cell>
          <table:table-cell office:value-type="string">
            <text:p>lib for Natura/TiC</text:p>
          </table:table-cell>
          <table:table-cell table:number-columns-repeated="1020"/>
        </table:table-row>
        <table:table-row table:style-name="ro1">
          <table:table-cell office:value-type="string">
            <text:p>MineTweaker3</text:p>
          </table:table-cell>
          <table:table-cell table:number-columns-repeated="2" office:value-type="string">
            <text:p>1.7.10-3.0.9C</text:p>
          </table:table-cell>
          <table:table-cell table:number-columns-repeated="1021"/>
        </table:table-row>
        <table:table-row table:style-name="ro1">
          <table:table-cell office:value-type="string">
            <text:p>ModTweaker</text:p>
          </table:table-cell>
          <table:table-cell table:number-columns-repeated="2" office:value-type="string">
            <text:p>1.7.X-0.6-0</text:p>
          </table:table-cell>
          <table:table-cell/>
          <table:table-cell office:value-type="string">
            <text:p>http://minecraft.curseforge.com/mc-mods/220954-modtweaker</text:p>
          </table:table-cell>
          <table:table-cell table:number-columns-repeated="1019"/>
        </table:table-row>
        <table:table-row table:style-name="ro1">
          <table:table-cell office:value-type="string">
            <text:p>More Fusion Furnaces</text:p>
          </table:table-cell>
          <table:table-cell table:number-columns-repeated="2" office:value-type="string">
            <text:p>1.7.2</text:p>
          </table:table-cell>
          <table:table-cell office:value-type="string">
            <text:p>add-on for Simple Ores 2</text:p>
          </table:table-cell>
          <table:table-cell office:value-type="string">
            <text:p>http://www.minecraftforum.net/forums/mapping-and-modding/minecraft-mods/1293475-theoldones-simpleores-plugins-and-other-stuff</text:p>
          </table:table-cell>
          <table:table-cell table:number-columns-repeated="1019"/>
        </table:table-row>
        <table:table-row table:style-name="ro1">
          <table:table-cell office:value-type="string">
            <text:p>Natura</text:p>
          </table:table-cell>
          <table:table-cell table:number-columns-repeated="2" office:value-type="string">
            <text:p>1.7.10-2.2.0.1</text:p>
          </table:table-cell>
          <table:table-cell office:value-type="string">
            <text:p>plants/food mod</text:p>
          </table:table-cell>
          <table:table-cell table:number-columns-repeated="1020"/>
        </table:table-row>
        <table:table-row table:style-name="ro1">
          <table:table-cell office:value-type="string">
            <text:p>Netherrocks Addenda</text:p>
          </table:table-cell>
          <table:table-cell table:number-columns-repeated="2" office:value-type="string">
            <text:p>1.7.2</text:p>
          </table:table-cell>
          <table:table-cell office:value-type="string">
            <text:p>add-on for Simple Ores 2 Netherrocks</text:p>
          </table:table-cell>
          <table:table-cell office:value-type="string">
            <text:p>http://www.minecraftforum.net/forums/mapping-and-modding/minecraft-mods/1293475-theoldones-simpleores-plugins-and-other-stuff</text:p>
          </table:table-cell>
          <table:table-cell table:number-columns-repeated="1019"/>
        </table:table-row>
        <table:table-row table:style-name="ro1">
          <table:table-cell office:value-type="string">
            <text:p>Not Enough Items</text:p>
          </table:table-cell>
          <table:table-cell table:number-columns-repeated="2" office:value-type="string">
            <text:p>1.7.10-1.0.3.68</text:p>
          </table:table-cell>
          <table:table-cell office:value-type="string">
            <text:p>essential utility</text:p>
          </table:table-cell>
          <table:table-cell office:value-type="string">
            <text:p>http://chickenbones.net/Pages/links.html</text:p>
          </table:table-cell>
          <table:table-cell table:number-columns-repeated="1019"/>
        </table:table-row>
        <table:table-row table:style-name="ro1">
          <table:table-cell office:value-type="string">
            <text:p>Obsidian Boat</text:p>
          </table:table-cell>
          <table:table-cell table:number-columns-repeated="2" office:value-type="string">
            <text:p>1.7.10-1.3.2</text:p>
          </table:table-cell>
          <table:table-cell office:value-type="string">
            <text:p>lava boats</text:p>
          </table:table-cell>
          <table:table-cell table:number-columns-repeated="1020"/>
        </table:table-row>
        <table:table-row table:style-name="ro1">
          <table:table-cell office:value-type="string">
            <text:p>OceanCraft</text:p>
          </table:table-cell>
          <table:table-cell table:number-columns-repeated="2" office:value-type="string">
            <text:p>1.4.1</text:p>
          </table:table-cell>
          <table:table-cell office:value-type="string">
            <text:p>creatures/tools mod</text:p>
          </table:table-cell>
          <table:table-cell table:number-columns-repeated="1020"/>
        </table:table-row>
        <table:table-row table:style-name="ro1">
          <table:table-cell office:value-type="string">
            <text:p>OnlySilver</text:p>
          </table:table-cell>
          <table:table-cell table:number-columns-repeated="2" office:value-type="string">
            <text:p>1.9.4-1.7.2</text:p>
          </table:table-cell>
          <table:table-cell office:value-type="string">
            <text:p>ores/tools/armor mod</text:p>
          </table:table-cell>
          <table:table-cell office:value-type="string">
            <text:p>http://www.minecraftforum.net/forums/mapping-and-modding/minecraft-mods/1291079-onlysilver-a-lost-ore-from-simpleores</text:p>
          </table:table-cell>
          <table:table-cell table:number-columns-repeated="1019"/>
        </table:table-row>
        <table:table-row table:style-name="ro1">
          <table:table-cell office:value-type="string">
            <text:p>OpenBlocks</text:p>
          </table:table-cell>
          <table:table-cell table:number-columns-repeated="2" office:value-type="string">
            <text:p>1.7.10-1.3-snapshot-503</text:p>
          </table:table-cell>
          <table:table-cell office:value-type="string">
            <text:p>hang gliders, elevators &amp; stuff</text:p>
          </table:table-cell>
          <table:table-cell office:value-type="string">
            <text:p>http://www.openmods.info:8080/</text:p>
          </table:table-cell>
          <table:table-cell table:number-columns-repeated="1019"/>
        </table:table-row>
        <table:table-row table:style-name="ro1">
          <table:table-cell office:value-type="string">
            <text:p>OpenModsLib</text:p>
          </table:table-cell>
          <table:table-cell table:number-columns-repeated="2" office:value-type="string">
            <text:p>1.7.10-0.6-snapshot-265</text:p>
          </table:table-cell>
          <table:table-cell office:value-type="string">
            <text:p>lib for Openblocks</text:p>
          </table:table-cell>
          <table:table-cell office:value-type="string">
            <text:p>http://www.openmods.info:8080/</text:p>
          </table:table-cell>
          <table:table-cell table:number-columns-repeated="1019"/>
        </table:table-row>
        <table:table-row table:style-name="ro1">
          <table:table-cell office:value-type="string">
            <text:p>Pam's DesertCraft</text:p>
          </table:table-cell>
          <table:table-cell table:number-columns-repeated="2" office:value-type="string">
            <text:p>1.7.10a</text:p>
          </table:table-cell>
          <table:table-cell office:value-type="string">
            <text:p>plants/tools/armor mod</text:p>
          </table:table-cell>
          <table:table-cell table:number-columns-repeated="1020"/>
        </table:table-row>
        <table:table-row table:style-name="ro1">
          <table:table-cell office:value-type="string">
            <text:p>Pam's HarvestCraft</text:p>
          </table:table-cell>
          <table:table-cell table:number-columns-repeated="2" office:value-type="string">
            <text:p>1.7.10c</text:p>
          </table:table-cell>
          <table:table-cell office:value-type="string">
            <text:p>crop/food mod</text:p>
          </table:table-cell>
          <table:table-cell table:number-columns-repeated="1020"/>
        </table:table-row>
        <table:table-row table:style-name="ro1">
          <table:table-cell office:value-type="string">
            <text:p>Recycle Your Silver</text:p>
          </table:table-cell>
          <table:table-cell table:number-columns-repeated="2" office:value-type="string">
            <text:p>1.7.2</text:p>
          </table:table-cell>
          <table:table-cell office:value-type="string">
            <text:p>add-on for Simple Ores 2</text:p>
          </table:table-cell>
          <table:table-cell table:number-columns-repeated="1020"/>
        </table:table-row>
        <table:table-row table:style-name="ro1">
          <table:table-cell office:value-type="string">
            <text:p>Ruins</text:p>
          </table:table-cell>
          <table:table-cell table:number-columns-repeated="1023"/>
        </table:table-row>
        <table:table-row table:style-name="ro1">
          <table:table-cell office:value-type="string">
            <text:p>Schematica</text:p>
          </table:table-cell>
          <table:table-cell table:number-columns-repeated="2" office:value-type="string">
            <text:p>1.7.10-1.7.3.102</text:p>
          </table:table-cell>
          <table:table-cell table:number-columns-repeated="1021"/>
        </table:table-row>
        <table:table-row table:style-name="ro1">
          <table:table-cell office:value-type="string">
            <text:p>Simple Cobalt</text:p>
          </table:table-cell>
          <table:table-cell table:number-columns-repeated="2" office:value-type="string">
            <text:p>1.7.10-1.4.2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Simple Ores <text:s/>Addenda</text:p>
          </table:table-cell>
          <table:table-cell table:number-columns-repeated="2" office:value-type="string">
            <text:p>1.7.2</text:p>
          </table:table-cell>
          <table:table-cell office:value-type="string">
            <text:p>add-on for Simple Ores 2</text:p>
          </table:table-cell>
          <table:table-cell office:value-type="string">
            <text:p>http://www.minecraftforum.net/forums/mapping-and-modding/minecraft-mods/1293475-theoldones-simpleores-plugins-and-other-stuff</text:p>
          </table:table-cell>
          <table:table-cell table:number-columns-repeated="1019"/>
        </table:table-row>
        <table:table-row table:style-name="ro1">
          <table:table-cell office:value-type="string">
            <text:p>Simple Ores 2</text:p>
          </table:table-cell>
          <table:table-cell table:number-columns-repeated="2" office:value-type="string">
            <text:p>1.4.3</text:p>
          </table:table-cell>
          <table:table-cell office:value-type="string">
            <text:p>ores/tools/armor mod</text:p>
          </table:table-cell>
          <table:table-cell office:value-type="string">
            <text:p>http://www.minecraftforum.net/forums/mapping-and-modding/minecraft-mods/1279863-simpleores-2-by-alexndrthegr8st</text:p>
          </table:table-cell>
          <table:table-cell table:number-columns-repeated="1019"/>
        </table:table-row>
        <table:table-row table:style-name="ro1">
          <table:table-cell office:value-type="string">
            <text:p>Simple Tungsten</text:p>
          </table:table-cell>
          <table:table-cell table:number-columns-repeated="2" office:value-type="string">
            <text:p>1.7.10-1.3.2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Spice of Life</text:p>
          </table:table-cell>
          <table:table-cell table:number-columns-repeated="2" office:value-type="string">
            <text:p>1.7.10-1.2.2</text:p>
          </table:table-cell>
          <table:table-cell office:value-type="string">
            <text:p>food mod</text:p>
          </table:table-cell>
          <table:table-cell table:number-columns-repeated="1020"/>
        </table:table-row>
        <table:table-row table:style-name="ro1">
          <table:table-cell office:value-type="string">
            <text:p>Steely Glint</text:p>
          </table:table-cell>
          <table:table-cell table:number-columns-repeated="2" office:value-type="string">
            <text:p>1.7.10-1.1.1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Sterling &amp; Black</text:p>
          </table:table-cell>
          <table:table-cell table:number-columns-repeated="2" office:value-type="string">
            <text:p>1.7.10-1.4.3</text:p>
          </table:table-cell>
          <table:table-cell office:value-type="string">
            <text:p>add-on for Simple Ores 2</text:p>
          </table:table-cell>
          <table:table-cell office:value-type="string">
            <text:p>http://www.curse.com/mc-mods/minecraft/224410-akkamaddis-additions#t1:other-downloads</text:p>
          </table:table-cell>
          <table:table-cell table:number-columns-repeated="1019"/>
        </table:table-row>
        <table:table-row table:style-name="ro1">
          <table:table-cell office:value-type="string">
            <text:p>Storage Drawers</text:p>
          </table:table-cell>
          <table:table-cell table:number-columns-repeated="2" office:value-type="string">
            <text:p>1.7.10-1.1.7</text:p>
          </table:table-cell>
          <table:table-cell office:value-type="string">
            <text:p>Storage/décor mod</text:p>
          </table:table-cell>
          <table:table-cell table:number-columns-repeated="1020"/>
        </table:table-row>
        <table:table-row table:style-name="ro1">
          <table:table-cell office:value-type="string">
            <text:p>ThaumCarpentry</text:p>
          </table:table-cell>
          <table:table-cell table:number-columns-repeated="2" office:value-type="string">
            <text:p>0.0.1.5_1.7.10</text:p>
          </table:table-cell>
          <table:table-cell office:value-type="string">
            <text:p>Thaumcraft add-on</text:p>
          </table:table-cell>
          <table:table-cell office:value-type="string">
            <text:p>http://www.minecraftforum.net/forums/mapping-and-modding/minecraft-mods/wip-mods/2235815-thaumcarpentry-0-0-1-5</text:p>
          </table:table-cell>
          <table:table-cell table:number-columns-repeated="1019"/>
        </table:table-row>
        <table:table-row table:style-name="ro1">
          <table:table-cell office:value-type="string">
            <text:p>Thaumcraft</text:p>
          </table:table-cell>
          <table:table-cell table:number-columns-repeated="2" office:value-type="string">
            <text:p>1.7.10-4.2.1.4</text:p>
          </table:table-cell>
          <table:table-cell office:value-type="string">
            <text:p>magic mod</text:p>
          </table:table-cell>
          <table:table-cell table:number-columns-repeated="1020"/>
        </table:table-row>
        <table:table-row table:style-name="ro1">
          <table:table-cell office:value-type="string">
            <text:p>Thaumcraft Mob Aspects</text:p>
          </table:table-cell>
          <table:table-cell table:number-columns-repeated="2" office:value-type="string">
            <text:p>1.7.2-2A</text:p>
          </table:table-cell>
          <table:table-cell office:value-type="string">
            <text:p>Thaumcraft add-on</text:p>
          </table:table-cell>
          <table:table-cell table:number-columns-repeated="1020"/>
        </table:table-row>
        <table:table-row table:style-name="ro1">
          <table:table-cell office:value-type="string">
            <text:p>Thaumic Exploration</text:p>
          </table:table-cell>
          <table:table-cell table:number-columns-repeated="2" office:value-type="string">
            <text:p>1.7.10-1.1-31</text:p>
          </table:table-cell>
          <table:table-cell office:value-type="string">
            <text:p>Thaumcraft add-on</text:p>
          </table:table-cell>
          <table:table-cell table:number-columns-repeated="1020"/>
        </table:table-row>
        <table:table-row table:style-name="ro1">
          <table:table-cell office:value-type="string">
            <text:p>ThaumicTinkerer</text:p>
          </table:table-cell>
          <table:table-cell table:number-columns-repeated="2" office:value-type="string">
            <text:p>2.5-1.7.10-161</text:p>
          </table:table-cell>
          <table:table-cell office:value-type="string">
            <text:p>Thaumcraft add-on</text:p>
          </table:table-cell>
          <table:table-cell table:number-columns-repeated="1020"/>
        </table:table-row>
        <table:table-row table:style-name="ro1">
          <table:table-cell office:value-type="string">
            <text:p>Underground Biomes Constructs</text:p>
          </table:table-cell>
          <table:table-cell table:number-columns-repeated="2" office:value-type="string">
            <text:p>1.7.2-06h13</text:p>
          </table:table-cell>
          <table:table-cell office:value-type="string">
            <text:p>stones mod</text:p>
          </table:table-cell>
          <table:table-cell table:number-columns-repeated="1020"/>
        </table:table-row>
        <table:table-row table:style-name="ro1">
          <table:table-cell office:value-type="string">
            <text:p>UpdateCheckerMod</text:p>
          </table:table-cell>
          <table:table-cell table:number-columns-repeated="2"/>
          <table:table-cell office:value-type="string">
            <text:p>update checker for Ruins</text:p>
          </table:table-cell>
          <table:table-cell table:number-columns-repeated="1020"/>
        </table:table-row>
        <table:table-row table:style-name="ro1">
          <table:table-cell office:value-type="string">
            <text:p>VersionChecker</text:p>
          </table:table-cell>
          <table:table-cell table:number-columns-repeated="2" office:value-type="string">
            <text:p>1.1.7</text:p>
          </table:table-cell>
          <table:table-cell table:number-columns-repeated="1021"/>
        </table:table-row>
        <table:table-row table:style-name="ro1">
          <table:table-cell office:value-type="string">
            <text:p>Waila</text:p>
          </table:table-cell>
          <table:table-cell table:number-columns-repeated="2" table:style-name="ce3" office:value-type="string">
            <text:p>1.5.5-1.7.10</text:p>
          </table:table-cell>
          <table:table-cell office:value-type="string">
            <text:p>NEI add-on</text:p>
          </table:table-cell>
          <table:table-cell table:number-columns-repeated="1020"/>
        </table:table-row>
        <table:table-row table:style-name="ro1">
          <table:table-cell office:value-type="string">
            <text:p>Waila Harvestibility</text:p>
          </table:table-cell>
          <table:table-cell table:number-columns-repeated="2" office:value-type="string">
            <text:p>1.7.x-1.1.0</text:p>
          </table:table-cell>
          <table:table-cell office:value-type="string">
            <text:p>Waila add-on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0000-00-00T14:17:57.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4-11-29T14:54:36.26</dc:date>
    <meta:editing-duration>PT3H34M17S</meta:editing-duration>
    <meta:editing-cycles>79</meta:editing-cycles>
    <meta:document-statistic meta:table-count="1" meta:cell-count="307" meta:object-count="0"/>
  </office:meta>
</office:document-meta>
</file>